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7bdc7" officeooo:paragraph-rsid="0017bdc7"/>
    </style:style>
    <style:style style:name="P2" style:family="paragraph" style:parent-style-name="Text_20_body">
      <style:text-properties officeooo:rsid="00186f2a" officeooo:paragraph-rsid="00186f2a"/>
    </style:style>
    <style:style style:name="P3" style:family="paragraph" style:parent-style-name="Text_20_body">
      <style:text-properties officeooo:rsid="0019167a" officeooo:paragraph-rsid="0019167a"/>
    </style:style>
    <style:style style:name="P4" style:family="paragraph" style:parent-style-name="Text_20_body">
      <style:text-properties officeooo:rsid="001b146f" officeooo:paragraph-rsid="001b146f"/>
    </style:style>
    <style:style style:name="P5" style:family="paragraph" style:parent-style-name="Text_20_body">
      <style:text-properties officeooo:rsid="001c224e" officeooo:paragraph-rsid="001c224e"/>
    </style:style>
    <style:style style:name="P6" style:family="paragraph" style:parent-style-name="Heading_20_3">
      <style:text-properties officeooo:rsid="00186f2a" officeooo:paragraph-rsid="00186f2a"/>
    </style:style>
    <style:style style:name="P7" style:family="paragraph" style:parent-style-name="Heading_20_2">
      <style:text-properties officeooo:rsid="00186f2a" officeooo:paragraph-rsid="00186f2a"/>
    </style:style>
    <style:style style:name="P8" style:family="paragraph" style:parent-style-name="Heading_20_1">
      <style:text-properties officeooo:rsid="00186f2a" officeooo:paragraph-rsid="00186f2a"/>
    </style:style>
    <style:style style:name="P9" style:family="paragraph" style:parent-style-name="Title">
      <style:text-properties officeooo:rsid="0017bdc7" officeooo:paragraph-rsid="0017bdc7"/>
    </style:style>
    <style:style style:name="T1" style:family="text">
      <style:text-properties officeooo:rsid="0019167a"/>
    </style:style>
    <style:style style:name="T2" style:family="text">
      <style:text-properties officeooo:rsid="001d80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XML TEI cours 4</text:p>
      <text:p text:style-name="P1">En théâtre :</text:p>
      <text:p text:style-name="P1">Les balises &lt;div&gt; peuvent être utilisées pour les actes et les scènes. Les noms des acteurs à chaque prise de parole sont à mettre dans la balise &lt;stage&gt; en même temps que les didascalies. &lt;l&gt; pour chaque vers/ligne. &lt;sp&gt; pour chaque tour de parole. </text:p>
      <text:p text:style-name="P1">Pour &lt;sp&gt;, on peut mettre un attribut : &lt;sp who=’’#philinte’’&gt; . Le # est un pointeur, associé à l’attribut &lt;castItem xml:id=’’philinte’’&gt; qui permet de le relier. L’attribut xml:id est très utile pour cela.</text:p>
      <text:p text:style-name="P1">&lt;castList&gt; sert à mettre la liste des gens qui seront présents dans la scène, cependant chaque personnage à l’intérieur devra être dans la balise &lt;castItem&gt;. &lt;castList&gt;&lt;castItem&gt;Alcan&lt;/castItem&gt;&lt;castItem&gt;Philinte&lt;/castItem&gt;&lt;/castList&gt;.</text:p>
      <text:h text:style-name="P8" text:outline-level="1">Structurer un fichier TEI</text:h>
      <text:h text:style-name="P7" text:outline-level="2">Le minimal</text:h>
      <text:h text:style-name="P6" text:outline-level="3">TEI header</text:h>
      <text:p text:style-name="P2">C’est le premier élément obligatoire, qui contient les métadonnées décrivant un texte.</text:p>
      <text:p text:style-name="P2">3 sections doivent y être contenues :</text:p>
      <text:p text:style-name="P2">&lt;titlestmt&gt; : cela contient les éléments permettant de reconnaître le doc (avec l’auteur, le titre, la date…)</text:p>
      <text:p text:style-name="P2">&lt;publicationStmt&gt; contient toutes les informations sur la distribution (éditeur, etc.)</text:p>
      <text:p text:style-name="P2">&lt;sourceDesc&gt; décrivent les origines du texte. Par exemple, si c’est l’encodage d’un livre numérique, ou <text:s/><text:span text:style-name="T1">dit qui est le livre papier. Ou bien donner la tradition. Bref, il faut situer son œuvre par rapport à la chaîne du livre.</text:span></text:p>
      <text:p text:style-name="P3">A chaque fois, on met dedans des balises &lt;p&gt; et on écrit des paragraphes. <text:span text:style-name="T2">Mais on peut mettre une pile de balises dedans, Oxygen les propose, mais aussi</text:span></text:p>
      <text:p text:style-name="P5">On peut suivre la norme « dublin core », très suivie et très utile.</text:p>
      <text:h text:style-name="P6" text:outline-level="3">Text</text:h>
      <text:p text:style-name="P2">Il contient le texte encodé</text:p>
      <text:p text:style-name="P3">3 parties, dont 2 facultatives :</text:p>
      <text:p text:style-name="P3">&lt;front&gt; (facultative) pour mettre les préfaces et tous les éléments liminaires du texte</text:p>
      <text:p text:style-name="P3">&lt;body&gt; où on met le corps du texte</text:p>
      <text:p text:style-name="P3">&lt;back&gt; où on met les appendices, épilogues, postfaces, etc.</text:p>
      <text:p text:style-name="P3"/>
      <text:p text:style-name="P4"><text:soft-page-break/>la balise &lt;seg&gt; permet de séparer une partie du tex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3:59:45.826584186</meta:creation-date>
    <meta:generator>LibreOffice/6.0.7.3$Linux_X86_64 LibreOffice_project/00m0$Build-3</meta:generator>
    <dc:date>2019-10-23T16:01:03.847799636</dc:date>
    <meta:editing-duration>PT1H15M19S</meta:editing-duration>
    <meta:editing-cycles>6</meta:editing-cycles>
    <meta:document-statistic meta:table-count="0" meta:image-count="0" meta:object-count="0" meta:page-count="2" meta:paragraph-count="22" meta:word-count="297" meta:character-count="1825" meta:non-whitespace-character-count="1548"/>
  </office:meta>
</office:document-meta>
</file>